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KeyGeneratorTests.arrayWithExtra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KeyGeneratorTests.plai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KeyGeneratorTests.single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KeyGeneratorTests.sing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KeyGeneratorTests.serialized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KeyGeneratorTests.multipleNu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KeyGeneratorTests.multip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KeyGeneratorTests.no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KeyGeneratorTests.generateKey( Object [ ]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